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weł Karpiński 155085</text:p>
      <text:p text:style-name="Standard"/>
      <text:p text:style-name="P1">STRUKTURY BAZ DANYCH</text:p>
      <text:p text:style-name="P9"/>
      <text:p text:style-name="P2">Zadanie 1</text:p>
      <text:p text:style-name="P2">Sortowanie pliku metodą sortowania polifazowego</text:p>
      <text:p text:style-name="P4">Rekordy pliku: Daty.</text:p>
      <text:p text:style-name="P4"/>
      <text:list xml:id="list374988420164380407" text:style-name="L2">
        <text:list-item>
          <text:p text:style-name="P3"><text:span text:style-name="T1">Opis metody:</text:span></text:p>
          <text:p text:style-name="P8">Plik wejściowy jest rozdzielany początkowo na dwie taśmy zrealizowane jako pliki według schematu: Dopóki są serie do dodania dodaj na taśmę z mniejszą liczbą serii tyle serii, ile jest aktualnie na taśmie z większą liczbą serii. W przypadku, gdy liczba pozostałych w pliku wejściowym serii okaże się mniejsza niż być powinna, zostaje oznaczona liczba serii pustych tzw. „dummy”. W następnym kroku z krótszej (zawierającej mniej serii) taśmy przepisywane są serie na taśmę wyjściową. Dalej wykonywane jest scalanie polegające na złączeniu wszystkich serii z krótszej taśmy i tyle samo z dłuższej i zapisanie ich na taśmę wyjściową. Taśma krótka staje się tym samym taśmą wyjściową, taśma długa krótką, a wyjściowa długą. Scalanie powtarzane jest do momentu, gdy zostaje po jednej serii na dwóch taśmach. W tym momencie obie serie są scalane i zapisywane w pliku wejściowym. Wszystkie zapisy i odczyty realizowane są blokowo.</text:p>
        </text:list-item>
        <text:list-item>
          <text:p text:style-name="P6">Format pliku:</text:p>
          <text:p text:style-name="P8">W pliku zapisane są rekordy w postaci binarnej, każdy rekord zajmuje 8 bajtów na 1. bajcie zostaje zapisany dzień miesiąca, na trzecim miesiąc, na pozostałych 4 rok, wszystko w formacie U2. Plik zawiera same rekordy, w pliku nie jest zapisywana liczba rekordów.</text:p>
        </text:list-item>
        <text:list-item>
          <text:p text:style-name="P6">Prezentacja wyników działania programu:</text:p>
          <text:p text:style-name="P8">Przed rozpoczęciem działania algorytmu zawartość pliku jest wyświetlana wraz z numeracją rekordów i serii. Podczas działania algorytmu, jeśli użytkownik wyraził taką chęć, wyświetlany jest aktualny stan taśm. Po zakończeniu wyświetlany jest posortowany plik jak również liczba wykonanych zapisów i odczytów oraz liczba przeprowadzonych faz algorytmu. Do liczby odczytów nie wliczam odczytów związanych z wyświetlaniem stanu taśm.</text:p>
        </text:list-item>
        <text:list-item>
          <text:p text:style-name="P6">Eksperyment: Badanie zależności liczby rekordów</text:p>
          <text:p text:style-name="P8">W każdej z prób współczynnik blokowania wynosił b = 100. Program tworzył losowe pliki zawierające od 100 do 102400 rekordów, przy czym z każdą próbą liczba rekordów była podwajana.</text:p>
        </text:list-item>
      </text:list>
      <text:p text:style-name="P7"><draw:frame draw:style-name="fr1" draw:name="Obiekt1" text:anchor-type="paragraph" svg:x="0.462cm" svg:y="0.067cm" svg:width="16.14cm" svg:height="7.27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1" draw:name="Obiekt2" text:anchor-type="paragraph" svg:x="0.561cm" svg:y="0.393cm" svg:width="15.857cm" svg:height="9.945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5"/>
      <text:list xml:id="list43579366" text:continue-numbering="true" text:style-name="L2">
        <text:list-item>
          <text:p text:style-name="P6"><draw:frame draw:style-name="fr2" draw:name="Obiekt3" text:anchor-type="paragraph" svg:width="16.856cm" svg:height="10.85cm" draw:z-index="1"><draw:object xlink:href="./Object 3" xlink:type="simple" xlink:show="embed" xlink:actuate="onLoad"/><draw:image xlink:href="./ObjectReplacements/Object 3" xlink:type="simple" xlink:show="embed" xlink:actuate="onLoad"/></draw:frame>Komentarz</text:p>
          <text:p text:style-name="P8">Liczba zapisów jest zawsze niemal równa liczbie odczytów (ok. 1-2 więcej zapisów niż odczytów). Wartości teoretyczne są zawsze niższe niż praktyczne. Wynika to z faktu że nie zawsze odczytywane lub zapisywane całe strony, co również tłumaczy dlaczego ta różnica jest bardziej zauważalna dla mniejszej liczby rekordó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weł Karpiński</meta:initial-creator>
    <meta:creation-date>2016-11-06T15:47:38.57</meta:creation-date>
    <dc:date>2016-11-06T23:41:55.39</dc:date>
    <dc:creator>Paweł Karpiński</dc:creator>
    <meta:editing-duration>PT6H15M42S</meta:editing-duration>
    <meta:editing-cycles>2</meta:editing-cycles>
    <meta:generator>OpenOffice/4.1.2$Win32 OpenOffice.org_project/412m3$Build-9782</meta:generator>
    <meta:document-statistic meta:table-count="0" meta:image-count="0" meta:object-count="3" meta:page-count="2" meta:paragraph-count="15" meta:word-count="351" meta:character-count="23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 fo:border="0.002cm solid #000000" style:rotation-align="top" style:vertical-align="top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">
      <style:table-cell-properties fo:border="0.002cm solid #0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13">
          <table:table-cell table:number-columns-repeated="9"/>
        </table:table-row>
        <table:table-row table:style-name="ro2">
          <table:table-cell/>
          <table:table-cell table:style-name="ce1" office:value-type="string">
            <text:p>Liczba rekordów <text:s/>w pliku</text:p>
          </table:table-cell>
          <table:table-cell table:style-name="ce1" office:value-type="string">
            <text:p>Początkowa liczba serii</text:p>
          </table:table-cell>
          <table:table-cell table:style-name="ce1" office:value-type="string">
            <text:p>Liczba odczytów z  dysku</text:p>
          </table:table-cell>
          <table:table-cell table:style-name="ce1" office:value-type="string">
            <text:p>Liczba zapisów na  dysk</text:p>
          </table:table-cell>
          <table:table-cell table:style-name="ce1" office:value-type="string">
            <text:p>Łączna liczba operacji dyskowych</text:p>
          </table:table-cell>
          <table:table-cell table:style-name="ce1" office:value-type="string">
            <text:p>Obliczona teoretyczna liczba operacji dyskowych</text:p>
          </table:table-cell>
          <table:table-cell table:style-name="ce1" office:value-type="string">
            <text:p>Liczba faz algorytmu</text:p>
          </table:table-cell>
          <table:table-cell table:style-name="ce1" office:value-type="string">
            <text:p>Obliczona teoretyczna liczba faz algorytmu</text:p>
          </table:table-cell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table:formula="of:=[.D15]+[.E15]" office:value-type="float" office:value="21">
            <text:p>21</text:p>
          </table:table-cell>
          <table:table-cell table:style-name="ce3" office:value-type="float" office:value="13.7392208747314">
            <text:p>14</text:p>
          </table:table-cell>
          <table:table-cell table:style-name="ce2" office:value-type="float" office:value="8">
            <text:p>8</text:p>
          </table:table-cell>
          <table:table-cell table:style-name="ce3" table:formula="of:=1.45*LOG([.C15];2)" office:value-type="float" office:value="8.18359147517335">
            <text:p>8</text:p>
          </table:table-cell>
        </table:table-row>
        <table:table-row table:style-name="ro1">
          <table:table-cell/>
          <table:table-cell table:style-name="ce2"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table:formula="of:=[.D16]+[.E16]" office:value-type="float" office:value="47">
            <text:p>47</text:p>
          </table:table-cell>
          <table:table-cell table:style-name="ce3" office:value-type="float" office:value="31.6384417494628">
            <text:p>32</text:p>
          </table:table-cell>
          <table:table-cell table:style-name="ce2" office:value-type="float" office:value="10">
            <text:p>10</text:p>
          </table:table-cell>
          <table:table-cell table:style-name="ce3" table:formula="of:=1.45*LOG([.C16];2)" office:value-type="float" office:value="9.63359147517335">
            <text:p>10</text:p>
          </table:table-cell>
        </table:table-row>
        <table:table-row table:style-name="ro1">
          <table:table-cell/>
          <table:table-cell table:style-name="ce2" office:value-type="float" office:value="400">
            <text:p>400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table:formula="of:=[.D17]+[.E17]" office:value-type="float" office:value="81">
            <text:p>81</text:p>
          </table:table-cell>
          <table:table-cell table:style-name="ce3" office:value-type="float" office:value="71.9516843861644">
            <text:p>72</text:p>
          </table:table-cell>
          <table:table-cell table:style-name="ce2" office:value-type="float" office:value="11">
            <text:p>11</text:p>
          </table:table-cell>
          <table:table-cell table:style-name="ce3" table:formula="of:=1.45*LOG([.C17];2)" office:value-type="float" office:value="11.1454257644157">
            <text:p>11</text:p>
          </table:table-cell>
        </table:table-row>
        <table:table-row table:style-name="ro1">
          <table:table-cell/>
          <table:table-cell table:style-name="ce2" office:value-type="float" office:value="800">
            <text:p>800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table:formula="of:=[.D18]+[.E18]" office:value-type="float" office:value="181">
            <text:p>181</text:p>
          </table:table-cell>
          <table:table-cell table:style-name="ce3" office:value-type="float" office:value="159.953500141217">
            <text:p>160</text:p>
          </table:table-cell>
          <table:table-cell table:style-name="ce2" office:value-type="float" office:value="13">
            <text:p>13</text:p>
          </table:table-cell>
          <table:table-cell table:style-name="ce3" table:formula="of:=1.45*LOG([.C18];2)" office:value-type="float" office:value="12.5440249522094">
            <text:p>13</text:p>
          </table:table-cell>
        </table:table-row>
        <table:table-row table:style-name="ro1">
          <table:table-cell/>
          <table:table-cell table:style-name="ce2" office:value-type="float" office:value="1600">
            <text:p>1600</text:p>
          </table:table-cell>
          <table:table-cell table:style-name="ce2" office:value-type="float" office:value="808">
            <text:p>808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88">
            <text:p>188</text:p>
          </table:table-cell>
          <table:table-cell table:style-name="ce2" table:formula="of:=[.D19]+[.E19]" office:value-type="float" office:value="375">
            <text:p>375</text:p>
          </table:table-cell>
          <table:table-cell table:style-name="ce3" office:value-type="float" office:value="353.42527814598">
            <text:p>353</text:p>
          </table:table-cell>
          <table:table-cell table:style-name="ce2" office:value-type="float" office:value="14">
            <text:p>14</text:p>
          </table:table-cell>
          <table:table-cell table:style-name="ce3" table:formula="of:=1.45*LOG([.C19];2)" office:value-type="float" office:value="14.0044066499901">
            <text:p>14</text:p>
          </table:table-cell>
        </table:table-row>
        <table:table-row table:style-name="ro1">
          <table:table-cell/>
          <table:table-cell table:style-name="ce2" office:value-type="float" office:value="3200">
            <text:p>3200</text:p>
          </table:table-cell>
          <table:table-cell table:style-name="ce2" office:value-type="float" office:value="1610">
            <text:p>1610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415">
            <text:p>415</text:p>
          </table:table-cell>
          <table:table-cell table:style-name="ce2" table:formula="of:=[.D20]+[.E20]" office:value-type="float" office:value="829">
            <text:p>829</text:p>
          </table:table-cell>
          <table:table-cell table:style-name="ce3" office:value-type="float" office:value="773.053361403012">
            <text:p>773</text:p>
          </table:table-cell>
          <table:table-cell table:style-name="ce2" office:value-type="float" office:value="16">
            <text:p>16</text:p>
          </table:table-cell>
          <table:table-cell table:style-name="ce3" table:formula="of:=1.45*LOG([.C20];2)" office:value-type="float" office:value="15.4466252108529">
            <text:p>15</text:p>
          </table:table-cell>
        </table:table-row>
        <table:table-row table:style-name="ro1">
          <table:table-cell/>
          <table:table-cell table:style-name="ce2" office:value-type="float" office:value="6400">
            <text:p>6400</text:p>
          </table:table-cell>
          <table:table-cell table:style-name="ce2" office:value-type="float" office:value="3196">
            <text:p>3196</text:p>
          </table:table-cell>
          <table:table-cell table:style-name="ce2" office:value-type="float" office:value="865">
            <text:p>865</text:p>
          </table:table-cell>
          <table:table-cell table:style-name="ce2" office:value-type="float" office:value="867">
            <text:p>867</text:p>
          </table:table-cell>
          <table:table-cell table:style-name="ce2" table:formula="of:=[.D21]+[.E21]" office:value-type="float" office:value="1732">
            <text:p>1732</text:p>
          </table:table-cell>
          <table:table-cell table:style-name="ce3" office:value-type="float" office:value="1677.78992136257">
            <text:p>1678</text:p>
          </table:table-cell>
          <table:table-cell table:style-name="ce2" office:value-type="float" office:value="17">
            <text:p>17</text:p>
          </table:table-cell>
          <table:table-cell table:style-name="ce3" table:formula="of:=1.45*LOG([.C21];2)" office:value-type="float" office:value="16.8809749547456">
            <text:p>17</text:p>
          </table:table-cell>
        </table:table-row>
        <table:table-row table:style-name="ro1">
          <table:table-cell/>
          <table:table-cell table:style-name="ce2" office:value-type="float" office:value="12800">
            <text:p>12800</text:p>
          </table:table-cell>
          <table:table-cell table:style-name="ce2" office:value-type="float" office:value="6395">
            <text:p>6395</text:p>
          </table:table-cell>
          <table:table-cell table:style-name="ce2" office:value-type="float" office:value="1823">
            <text:p>1823</text:p>
          </table:table-cell>
          <table:table-cell table:style-name="ce2" office:value-type="float" office:value="1824">
            <text:p>1824</text:p>
          </table:table-cell>
          <table:table-cell table:style-name="ce2" table:formula="of:=[.D22]+[.E22]" office:value-type="float" office:value="3647">
            <text:p>3647</text:p>
          </table:table-cell>
          <table:table-cell table:style-name="ce3" office:value-type="float" office:value="3622.00007411706">
            <text:p>3622</text:p>
          </table:table-cell>
          <table:table-cell table:style-name="ce2" office:value-type="float" office:value="18">
            <text:p>18</text:p>
          </table:table-cell>
          <table:table-cell table:style-name="ce3" table:formula="of:=1.45*LOG([.C22];2)" office:value-type="float" office:value="18.331956533465">
            <text:p>18</text:p>
          </table:table-cell>
        </table:table-row>
        <table:table-row table:style-name="ro1">
          <table:table-cell/>
          <table:table-cell table:style-name="ce2" office:value-type="float" office:value="25600">
            <text:p>25600</text:p>
          </table:table-cell>
          <table:table-cell table:style-name="ce2" office:value-type="float" office:value="12842">
            <text:p>12842</text:p>
          </table:table-cell>
          <table:table-cell table:style-name="ce2" office:value-type="float" office:value="3985">
            <text:p>3985</text:p>
          </table:table-cell>
          <table:table-cell table:style-name="ce2" office:value-type="float" office:value="3986">
            <text:p>3986</text:p>
          </table:table-cell>
          <table:table-cell table:style-name="ce2" table:formula="of:=[.D23]+[.E23]" office:value-type="float" office:value="7971">
            <text:p>7971</text:p>
          </table:table-cell>
          <table:table-cell table:style-name="ce3" office:value-type="float" office:value="7779.59709424552">
            <text:p>7780</text:p>
          </table:table-cell>
          <table:table-cell table:style-name="ce2" office:value-type="float" office:value="20">
            <text:p>20</text:p>
          </table:table-cell>
          <table:table-cell table:style-name="ce3" table:formula="of:=1.45*LOG([.C23];2)" office:value-type="float" office:value="19.7904443108774">
            <text:p>20</text:p>
          </table:table-cell>
        </table:table-row>
        <table:table-row table:style-name="ro1">
          <table:table-cell/>
          <table:table-cell table:style-name="ce2" office:value-type="float" office:value="51200">
            <text:p>51200</text:p>
          </table:table-cell>
          <table:table-cell table:style-name="ce2" office:value-type="float" office:value="25604">
            <text:p>25604</text:p>
          </table:table-cell>
          <table:table-cell table:style-name="ce2" office:value-type="float" office:value="8359">
            <text:p>8359</text:p>
          </table:table-cell>
          <table:table-cell table:style-name="ce2" office:value-type="float" office:value="8360">
            <text:p>8360</text:p>
          </table:table-cell>
          <table:table-cell table:style-name="ce2" table:formula="of:=[.D24]+[.E24]" office:value-type="float" office:value="16719">
            <text:p>16719</text:p>
          </table:table-cell>
          <table:table-cell table:style-name="ce3" office:value-type="float" office:value="16619.3611335642">
            <text:p>16619</text:p>
          </table:table-cell>
          <table:table-cell table:style-name="ce2" office:value-type="float" office:value="21">
            <text:p>21</text:p>
          </table:table-cell>
          <table:table-cell table:style-name="ce3" table:formula="of:=1.45*LOG([.C24];2)" office:value-type="float" office:value="21.2339183102352">
            <text:p>21</text:p>
          </table:table-cell>
        </table:table-row>
        <table:table-row table:style-name="ro1">
          <table:table-cell/>
          <table:table-cell table:style-name="ce2" office:value-type="float" office:value="102400">
            <text:p>102400</text:p>
          </table:table-cell>
          <table:table-cell table:style-name="ce2" office:value-type="float" office:value="51185">
            <text:p>51185</text:p>
          </table:table-cell>
          <table:table-cell table:style-name="ce2" office:value-type="float" office:value="18140">
            <text:p>18140</text:p>
          </table:table-cell>
          <table:table-cell table:style-name="ce2" office:value-type="float" office:value="18141">
            <text:p>18141</text:p>
          </table:table-cell>
          <table:table-cell table:style-name="ce2" table:formula="of:=[.D25]+[.E25]" office:value-type="float" office:value="36281">
            <text:p>36281</text:p>
          </table:table-cell>
          <table:table-cell table:style-name="ce3" office:value-type="float" office:value="35367.2618021224">
            <text:p>35367</text:p>
          </table:table-cell>
          <table:table-cell table:style-name="ce2" office:value-type="float" office:value="23">
            <text:p>23</text:p>
          </table:table-cell>
          <table:table-cell table:style-name="ce3" table:formula="of:=1.45*LOG([.C25];2)" office:value-type="float" office:value="22.6829785217649">
            <text:p>23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.11.2016</text:date>, <text:time>23:32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50" chart:maximum="15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5" chart:maximum="5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57cm" svg:height="9.944cm" xlink:href="." xlink:type="simple" chart:class="chart:scatter" chart:style-name="ch1">
        <chart:legend svg:x="8.027cm" svg:y="7.007cm" style:legend-expansion="custom" chartooo:width="5.083cm" chartooo:height="1.267cm" style:legend-expansion-aspect-ratio="4.01183898973954" chart:style-name="ch2"/>
        <chart:plot-area chart:style-name="ch3" chart:data-source-has-labels="both" svg:x="0.935cm" svg:y="0.966cm" svg:width="14.203cm" svg:height="8.241cm">
          <chartooo:coordinate-region svg:x="2.112cm" svg:y="1.178cm" svg:width="13.026cm" svg:height="7.356cm"/>
          <chart:axis chart:dimension="x" chart:name="primary-x" chart:style-name="ch4" chartooo:axis-type="auto">
            <chart:title svg:x="6.259cm" svg:y="9.357cm" chart:style-name="ch5">
              <text:p>Liczba rekordów w pliku</text:p>
            </chart:title>
            <chart:categories table:cell-range-address="local-table.$A$2:.$A$12"/>
            <chart:grid chart:style-name="ch6" chart:class="major"/>
          </chart:axis>
          <chart:axis chart:dimension="y" chart:name="primary-y" chart:style-name="ch7">
            <chart:title svg:x="0.031cm" svg:y="7.419cm" chart:style-name="ch8">
              <text:p>Liczba zapisów / odczytów stron</text:p>
            </chart:title>
            <chart:grid chart:style-name="ch6" chart:class="major"/>
          </chart:axis>
          <chart:series chart:style-name="ch9" chart:values-cell-range-address="local-table.$C$2:.$C$12" chart:label-cell-address="local-table.$A$2:.$A$12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czba odczytów z  dysku</text:p>
                <text:list>
                  <text:list-item>
                    <text:p>Liczba odczytów z  dysku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Liczba zapisów na  dysk</text:p>
              </table:table-cell>
            </table:table-row>
          </table:table-header-rows>
          <table:table-rows>
            <table:table-row>
              <table:table-cell office:value-type="string">
                <text:p>Liczba odczytów z  dysku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0">
                <text:p>1600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0">
                <text:p>3200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0">
                <text:p>6400</text:p>
              </table:table-cell>
              <table:table-cell office:value-type="float" office:value="865">
                <text:p>86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00">
                <text:p>12800</text:p>
              </table:table-cell>
              <table:table-cell office:value-type="float" office:value="1823">
                <text:p>1823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00">
                <text:p>25600</text:p>
              </table:table-cell>
              <table:table-cell office:value-type="float" office:value="3985">
                <text:p>3985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00">
                <text:p>51200</text:p>
              </table:table-cell>
              <table:table-cell office:value-type="float" office:value="8359">
                <text:p>8359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00">
                <text:p>102400</text:p>
              </table:table-cell>
              <table:table-cell office:value-type="float" office:value="18140">
                <text:p>18140</text:p>
              </table:table-cell>
              <table:table-cell office:value-type="float" office:value="18141">
                <text:p>18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50" chart:maximum="15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5cm" svg:height="10.849cm" xlink:href="." xlink:type="simple" chart:class="chart:scatter" chart:style-name="ch1">
        <chart:legend svg:x="10.605cm" svg:y="7.023cm" style:legend-expansion="custom" chartooo:width="4.651cm" chartooo:height="1.383cm" style:legend-expansion-aspect-ratio="3.36297903109183" chart:style-name="ch2"/>
        <chart:plot-area chart:style-name="ch3" chart:data-source-has-labels="both" svg:x="1.492cm" svg:y="1.073cm" svg:width="14.07cm" svg:height="8.18cm">
          <chartooo:coordinate-region svg:x="2.669cm" svg:y="1.285cm" svg:width="12.893cm" svg:height="7.295cm"/>
          <chart:axis chart:dimension="x" chart:name="primary-x" chart:style-name="ch4" chartooo:axis-type="auto">
            <chart:title svg:x="6.75cm" svg:y="9.47cm" chart:style-name="ch5">
              <text:p>Liczba rekordów w pliku</text:p>
            </chart:title>
            <chart:categories table:cell-range-address="local-table.$A$2:.$A$13"/>
            <chart:grid chart:style-name="ch6" chart:class="major"/>
          </chart:axis>
          <chart:axis chart:dimension="y" chart:name="primary-y" chart:style-name="ch7">
            <chart:title svg:x="0.568cm" svg:y="7.628cm" chart:style-name="ch8">
              <text:p>Łączna liczba operacji dyskowych</text:p>
            </chart:title>
            <chart:grid chart:style-name="ch6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0" chart:values-cell-range-address="local-table.$D$2:.$D$13" chart:label-cell-address="local-table.$D$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artości praktyczne</text:p>
              </table:table-cell>
              <table:table-cell office:value-type="string">
                <text:p>Wartości teoretycz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13.7392208747314">
                <text:p>13.7392208747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  <table:table-cell office:value-type="float" office:value="31.6384417494628">
                <text:p>31.6384417494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1">
                <text:p>81</text:p>
              </table:table-cell>
              <table:table-cell office:value-type="float" office:value="71.9516843861644">
                <text:p>71.9516843861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1">
                <text:p>181</text:p>
              </table:table-cell>
              <table:table-cell office:value-type="float" office:value="159.953500141217">
                <text:p>159.953500141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375">
                <text:p>375</text:p>
              </table:table-cell>
              <table:table-cell office:value-type="float" office:value="353.42527814598">
                <text:p>353.42527814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829">
                <text:p>829</text:p>
              </table:table-cell>
              <table:table-cell office:value-type="float" office:value="773.053361403012">
                <text:p>773.053361403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">
                <text:p>6400</text:p>
              </table:table-cell>
              <table:table-cell office:value-type="float" office:value="1732">
                <text:p>1732</text:p>
              </table:table-cell>
              <table:table-cell office:value-type="float" office:value="1677.78992136257">
                <text:p>1677.78992136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00">
                <text:p>12800</text:p>
              </table:table-cell>
              <table:table-cell office:value-type="float" office:value="3647">
                <text:p>3647</text:p>
              </table:table-cell>
              <table:table-cell office:value-type="float" office:value="3622.00007411706">
                <text:p>3622.0000741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00">
                <text:p>25600</text:p>
              </table:table-cell>
              <table:table-cell office:value-type="float" office:value="7971">
                <text:p>7971</text:p>
              </table:table-cell>
              <table:table-cell office:value-type="float" office:value="7779.59709424552">
                <text:p>7779.59709424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00">
                <text:p>51200</text:p>
              </table:table-cell>
              <table:table-cell office:value-type="float" office:value="16719">
                <text:p>16719</text:p>
              </table:table-cell>
              <table:table-cell office:value-type="float" office:value="16619.3611335642">
                <text:p>16619.3611335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00">
                <text:p>102400</text:p>
              </table:table-cell>
              <table:table-cell office:value-type="float" office:value="36281">
                <text:p>36281</text:p>
              </table:table-cell>
              <table:table-cell office:value-type="float" office:value="35367.2618021224">
                <text:p>35367.2618021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